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02.1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5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nternal obj. reference</text:p>
          </table:table-cell>
          <table:table-cell office:value-type="string" calcext:value-type="string">
            <text:p>ob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name</text:p>
          </table:table-cell>
          <table:table-cell office:value-type="string" calcext:value-type="string">
            <text:p>plotData</text:p>
          </table:table-cell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parameter list</text:p>
          </table:table-cell>
          <table:table-cell office:value-type="string" calcext:value-type="string">
            <text:p>plotName</text:p>
          </table:table-cell>
          <table:table-cell table:formula="of:=COM.MICROSOFT.CONCAT([Matlab.A$1];[.$B3];[$Matlab.B$1];UPPER(LEFT([.$B3];1));RIGHT([.B3];LEN([.B3])-1);[Matlab.C$1];[.$B$1];[Matlab.D$1];CHAR(13);[Matlab.E$1];[.B3];[Matlab.F$1];[.$B$1];[Matlab.$G$1];[.$B3];[Matlab.$H$1];CHAR(13);[Matlab.$I$1])" office:value-type="string" office:string-value="function plotName = getPlotName(obj)   &#13;    plotName = obj.plotName;&#13;end" calcext:value-type="string">
            <text:p>function plotName = getPlotName(obj) <text:s text:c="2"/> <text:s text:c="3"/>plotName = obj.plotName;end</text:p>
          </table:table-cell>
          <table:table-cell table:number-columns-repeated="3"/>
          <table:table-cell table:formula="of:=TEXT([.C3])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ativePath</text:p>
          </table:table-cell>
          <table:table-cell table:formula="of:=COM.MICROSOFT.CONCAT([Matlab.A$1];[.$B4];[$Matlab.B$1];UPPER(LEFT([.$B4];1));RIGHT([.B4];LEN([.B4])-1);[Matlab.C$1];[.$B$1];[Matlab.D$1];CHAR(13);[Matlab.E$1];[.B4];[Matlab.F$1];[.$B$1];[Matlab.$G$1];[.$B4];[Matlab.$H$1];CHAR(13);[Matlab.$I$1])" office:value-type="string" office:string-value="function relativePath = getRelativePath(obj)   &#13;    relativePath = obj.relativePath;&#13;end" calcext:value-type="string">
            <text:p>function relativePath = getRelativePath(obj) <text:s text:c="2"/> <text:s text:c="3"/>relativePath = obj.relativePath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portType</text:p>
          </table:table-cell>
          <table:table-cell table:formula="of:=COM.MICROSOFT.CONCAT([Matlab.A$1];[.$B5];[$Matlab.B$1];UPPER(LEFT([.$B5];1));RIGHT([.B5];LEN([.B5])-1);[Matlab.C$1];[.$B$1];[Matlab.D$1];CHAR(13);[Matlab.E$1];[.B5];[Matlab.F$1];[.$B$1];[Matlab.$G$1];[.$B5];[Matlab.$H$1];CHAR(13);[Matlab.$I$1])" office:value-type="string" office:string-value="function exportType = getExportType(obj)   &#13;    exportType = obj.exportType;&#13;end" calcext:value-type="string">
            <text:p>function exportType = getExportType(obj) <text:s text:c="2"/> <text:s text:c="3"/>exportType = obj.exportType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rOfLines</text:p>
          </table:table-cell>
          <table:table-cell table:formula="of:=COM.MICROSOFT.CONCAT([Matlab.A$1];[.$B6];[$Matlab.B$1];UPPER(LEFT([.$B6];1));RIGHT([.B6];LEN([.B6])-1);[Matlab.C$1];[.$B$1];[Matlab.D$1];CHAR(13);[Matlab.E$1];[.B6];[Matlab.F$1];[.$B$1];[Matlab.$G$1];[.$B6];[Matlab.$H$1];CHAR(13);[Matlab.$I$1])" office:value-type="string" office:string-value="function nrOfLines = getNrOfLines(obj)   &#13;    nrOfLines = obj.nrOfLines;&#13;end" calcext:value-type="string">
            <text:p>function nrOfLines = getNrOfLines(obj) <text:s text:c="2"/> <text:s text:c="3"/>nrOfLines = obj.nrOfLines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taSeries</text:p>
          </table:table-cell>
          <table:table-cell table:formula="of:=COM.MICROSOFT.CONCAT([Matlab.A$1];[.$B7];[$Matlab.B$1];UPPER(LEFT([.$B7];1));RIGHT([.B7];LEN([.B7])-1);[Matlab.C$1];[.$B$1];[Matlab.D$1];CHAR(13);[Matlab.E$1];[.B7];[Matlab.F$1];[.$B$1];[Matlab.$G$1];[.$B7];[Matlab.$H$1];CHAR(13);[Matlab.$I$1])" office:value-type="string" office:string-value="function dataSeries = getDataSeries(obj)   &#13;    dataSeries = obj.dataSeries;&#13;end" calcext:value-type="string">
            <text:p>function dataSeries = getDataSeries(obj) <text:s text:c="2"/> <text:s text:c="3"/>dataSeries = obj.dataSeries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eColours</text:p>
          </table:table-cell>
          <table:table-cell table:formula="of:=COM.MICROSOFT.CONCAT([Matlab.A$1];[.$B8];[$Matlab.B$1];UPPER(LEFT([.$B8];1));RIGHT([.B8];LEN([.B8])-1);[Matlab.C$1];[.$B$1];[Matlab.D$1];CHAR(13);[Matlab.E$1];[.B8];[Matlab.F$1];[.$B$1];[Matlab.$G$1];[.$B8];[Matlab.$H$1];CHAR(13);[Matlab.$I$1])" office:value-type="string" office:string-value="function lineColours = getLineColours(obj)   &#13;    lineColours = obj.lineColours;&#13;end" calcext:value-type="string">
            <text:p>function lineColours = getLineColours(obj) <text:s text:c="2"/> <text:s text:c="3"/>lineColours = obj.lineColours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rOfDimensions</text:p>
          </table:table-cell>
          <table:table-cell table:formula="of:=COM.MICROSOFT.CONCAT([Matlab.A$1];[.$B9];[$Matlab.B$1];UPPER(LEFT([.$B9];1));RIGHT([.B9];LEN([.B9])-1);[Matlab.C$1];[.$B$1];[Matlab.D$1];CHAR(13);[Matlab.E$1];[.B9];[Matlab.F$1];[.$B$1];[Matlab.$G$1];[.$B9];[Matlab.$H$1];CHAR(13);[Matlab.$I$1])" office:value-type="string" office:string-value="function nrOfDimensions = getNrOfDimensions(obj)   &#13;    nrOfDimensions = obj.nrOfDimensions;&#13;end" calcext:value-type="string">
            <text:p>function nrOfDimensions = getNrOfDimensions(obj) <text:s text:c="2"/> <text:s text:c="3"/>nrOfDimensions = obj.nrOfDimensions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xisLabels</text:p>
          </table:table-cell>
          <table:table-cell table:formula="of:=COM.MICROSOFT.CONCAT([Matlab.A$1];[.$B10];[$Matlab.B$1];UPPER(LEFT([.$B10];1));RIGHT([.B10];LEN([.B10])-1);[Matlab.C$1];[.$B$1];[Matlab.D$1];CHAR(13);[Matlab.E$1];[.B10];[Matlab.F$1];[.$B$1];[Matlab.$G$1];[.$B10];[Matlab.$H$1];CHAR(13);[Matlab.$I$1])" office:value-type="string" office:string-value="function axisLabels = getAxisLabels(obj)   &#13;    axisLabels = obj.axisLabels;&#13;end" calcext:value-type="string">
            <text:p>function axisLabels = getAxisLabels(obj) <text:s text:c="2"/> <text:s text:c="3"/>axisLabels = obj.axisLabels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gend</text:p>
          </table:table-cell>
          <table:table-cell table:formula="of:=COM.MICROSOFT.CONCAT([Matlab.A$1];[.$B11];[$Matlab.B$1];UPPER(LEFT([.$B11];1));RIGHT([.B11];LEN([.B11])-1);[Matlab.C$1];[.$B$1];[Matlab.D$1];CHAR(13);[Matlab.E$1];[.B11];[Matlab.F$1];[.$B$1];[Matlab.$G$1];[.$B11];[Matlab.$H$1];CHAR(13);[Matlab.$I$1])" office:value-type="string" office:string-value="function legend = getLegend(obj)   &#13;    legend = obj.legend;&#13;end" calcext:value-type="string">
            <text:p>function legend = getLegend(obj) <text:s text:c="2"/> <text:s text:c="3"/>legend = obj.legend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gendLocation</text:p>
          </table:table-cell>
          <table:table-cell table:formula="of:=COM.MICROSOFT.CONCAT([Matlab.A$1];[.$B12];[$Matlab.B$1];UPPER(LEFT([.$B12];1));RIGHT([.B12];LEN([.B12])-1);[Matlab.C$1];[.$B$1];[Matlab.D$1];CHAR(13);[Matlab.E$1];[.B12];[Matlab.F$1];[.$B$1];[Matlab.$G$1];[.$B12];[Matlab.$H$1];CHAR(13);[Matlab.$I$1])" office:value-type="string" office:string-value="function legendLocation = getLegendLocation(obj)   &#13;    legendLocation = obj.legendLocation;&#13;end" calcext:value-type="string">
            <text:p>function legendLocation = getLegendLocation(obj) <text:s text:c="2"/> <text:s text:c="3"/>legendLocation = obj.legendLocation;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otType</text:p>
          </table:table-cell>
          <table:table-cell table:formula="of:=COM.MICROSOFT.CONCAT([Matlab.A$1];[.$B13];[$Matlab.B$1];UPPER(LEFT([.$B13];1));RIGHT([.B13];LEN([.B13])-1);[Matlab.C$1];[.$B$1];[Matlab.D$1];CHAR(13);[Matlab.E$1];[.B13];[Matlab.F$1];[.$B$1];[Matlab.$G$1];[.$B13];[Matlab.$H$1];CHAR(13);[Matlab.$I$1])" office:value-type="string" office:string-value="function plotType = getPlotType(obj)   &#13;    plotType = obj.plotType;&#13;end" calcext:value-type="string">
            <text:p>function plotType = getPlotType(obj) <text:s text:c="2"/> <text:s text:c="3"/>plotType = obj.plotType;end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urrentFolder</text:p>
          </table:table-cell>
          <table:table-cell table:formula="of:=COM.MICROSOFT.CONCAT([Matlab.A$1];[.$B14];[$Matlab.B$1];UPPER(LEFT([.$B14];1));RIGHT([.B14];LEN([.B14])-1);[Matlab.C$1];[.$B$1];[Matlab.D$1];CHAR(13);[Matlab.E$1];[.B14];[Matlab.F$1];[.$B$1];[Matlab.$G$1];[.$B14];[Matlab.$H$1];CHAR(13);[Matlab.$I$1])" office:value-type="string" office:string-value="function currentFolder = getCurrentFolder(obj)   &#13;    currentFolder = obj.currentFolder;&#13;end" calcext:value-type="string">
            <text:p>function currentFolder = getCurrentFolder(obj) <text:s text:c="2"/> <text:s text:c="3"/>currentFolder = obj.currentFolder;end</text:p>
          </table:table-cell>
          <table:table-cell table:number-columns-repeated="3"/>
          <table:table-cell office:value-type="string" calcext:value-type="string">
            <text:p>function currentFolder = getCurrentFolder(plotData)</text:p>
            <text:p>    currentFolder = obj.currentFolder;</text:p>
            <text:p>en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latexDestination</text:p>
          </table:table-cell>
          <table:table-cell table:formula="of:=COM.MICROSOFT.CONCAT([Matlab.A$1];[.$B15];[$Matlab.B$1];UPPER(LEFT([.$B15];1));RIGHT([.B15];LEN([.B15])-1);[Matlab.C$1];[.$B$1];[Matlab.D$1];CHAR(13);[Matlab.E$1];[.B15];[Matlab.F$1];[.$B$1];[Matlab.$G$1];[.$B15];[Matlab.$H$1];CHAR(13);[Matlab.$I$1])" office:value-type="string" office:string-value="function latexDestination = getLatexDestination(obj)   &#13;    latexDestination = obj.latexDestination;&#13;end" calcext:value-type="string">
            <text:p>function latexDestination = getLatexDestination(obj) <text:s text:c="2"/> <text:s text:c="3"/>latexDestination = obj.latexDestination;end</text:p>
          </table:table-cell>
          <table:table-cell table:number-columns-repeated="3"/>
          <table:table-cell office:value-type="string" calcext:value-type="string">
            <text:p>function latexDestination = getLatexDestination(plotData)</text:p>
            <text:p>    latexDestination = obj.latexDestination;</text:p>
            <text:p>en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fileName</text:p>
          </table:table-cell>
          <table:table-cell table:formula="of:=COM.MICROSOFT.CONCAT([Matlab.A$1];[.$B16];[$Matlab.B$1];UPPER(LEFT([.$B16];1));RIGHT([.B16];LEN([.B16])-1);[Matlab.C$1];[.$B$1];[Matlab.D$1];CHAR(13);[Matlab.E$1];[.B16];[Matlab.F$1];[.$B$1];[Matlab.$G$1];[.$B16];[Matlab.$H$1];CHAR(13);[Matlab.$I$1])" office:value-type="string" office:string-value="function fileName = getFileName(obj)   &#13;    fileName = obj.fileName;&#13;end" calcext:value-type="string">
            <text:p>function fileName = getFileName(obj) <text:s text:c="2"/> <text:s text:c="3"/>fileName = obj.fileName;end</text:p>
          </table:table-cell>
          <table:table-cell table:number-columns-repeated="3"/>
          <table:table-cell office:value-type="string" calcext:value-type="string">
            <text:p>function fileName = getFileName(obj)</text:p>
            <text:p>    fileName = obj.fileName;</text:p>
            <text:p>en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etAxisDomain</text:p>
          </table:table-cell>
          <table:table-cell table:formula="of:=COM.MICROSOFT.CONCAT([Matlab.A$1];[.$B17];[$Matlab.B$1];UPPER(LEFT([.$B17];1));RIGHT([.B17];LEN([.B17])-1);[Matlab.C$1];[.$B$1];[Matlab.D$1];CHAR(13);[Matlab.E$1];[.B17];[Matlab.F$1];[.$B$1];[Matlab.$G$1];[.$B17];[Matlab.$H$1];CHAR(13);[Matlab.$I$1])" office:value-type="string" office:string-value="function setAxisDomain = getSetAxisDomain(obj)   &#13;    setAxisDomain = obj.setAxisDomain;&#13;end" calcext:value-type="string">
            <text:p>function setAxisDomain = getSetAxisDomain(obj) <text:s text:c="2"/> <text:s text:c="3"/>setAxisDomain = obj.setAxisDomain;end</text:p>
          </table:table-cell>
          <table:table-cell table:number-columns-repeated="3"/>
          <table:table-cell office:value-type="string" calcext:value-type="string">
            <text:p>function setAxisDomain = getSetAxisDomain(obj)</text:p>
            <text:p>    setAxisDomain = obj.setAxisDomain;</text:p>
            <text:p>en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axisDomains</text:p>
          </table:table-cell>
          <table:table-cell table:formula="of:=COM.MICROSOFT.CONCAT([Matlab.A$1];[.$B18];[$Matlab.B$1];UPPER(LEFT([.$B18];1));RIGHT([.B18];LEN([.B18])-1);[Matlab.C$1];[.$B$1];[Matlab.D$1];CHAR(13);[Matlab.E$1];[.B18];[Matlab.F$1];[.$B$1];[Matlab.$G$1];[.$B18];[Matlab.$H$1];CHAR(13);[Matlab.$I$1])" office:value-type="string" office:string-value="function axisDomains = getAxisDomains(obj)   &#13;    axisDomains = obj.axisDomains;&#13;end" calcext:value-type="string">
            <text:p>function axisDomains = getAxisDomains(obj) <text:s text:c="2"/> <text:s text:c="3"/>axisDomains = obj.axisDomains;end</text:p>
          </table:table-cell>
          <table:table-cell table:number-columns-repeated="3"/>
          <table:table-cell office:value-type="string" calcext:value-type="string">
            <text:p>function axisDomains = getAxisDomains(obj)</text:p>
            <text:p>    axisDomains = obj.axisDomains;</text:p>
            <text:p>end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etCustomScales</text:p>
          </table:table-cell>
          <table:table-cell table:formula="of:=COM.MICROSOFT.CONCAT([Matlab.A$1];[.$B19];[$Matlab.B$1];UPPER(LEFT([.$B19];1));RIGHT([.B19];LEN([.B19])-1);[Matlab.C$1];[.$B$1];[Matlab.D$1];CHAR(13);[Matlab.E$1];[.B19];[Matlab.F$1];[.$B$1];[Matlab.$G$1];[.$B19];[Matlab.$H$1];CHAR(13);[Matlab.$I$1])" office:value-type="string" office:string-value="function setCustomScales = getSetCustomScales(obj)   &#13;    setCustomScales = obj.setCustomScales;&#13;end" calcext:value-type="string">
            <text:p>function setCustomScales = getSetCustomScales(obj) <text:s text:c="2"/> <text:s text:c="3"/>setCustomScales = obj.setCustomScales;end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0];[$Matlab.B$1];UPPER(LEFT([.$B20];1));RIGHT([.B20];LEN([.B20])-1);[Matlab.C$1];[.$B$1];[Matlab.D$1];CHAR(13);[Matlab.E$1];[.B20];[Matlab.F$1];[.$B$1];[Matlab.$G$1];[.$B2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1];[$Matlab.B$1];UPPER(LEFT([.$B21];1));RIGHT([.B21];LEN([.B21])-1);[Matlab.C$1];[.$B$1];[Matlab.D$1];CHAR(13);[Matlab.E$1];[.B21];[Matlab.F$1];[.$B$1];[Matlab.$G$1];[.$B2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2];[$Matlab.B$1];UPPER(LEFT([.$B22];1));RIGHT([.B22];LEN([.B22])-1);[Matlab.C$1];[.$B$1];[Matlab.D$1];CHAR(13);[Matlab.E$1];[.B22];[Matlab.F$1];[.$B$1];[Matlab.$G$1];[.$B2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3];[$Matlab.B$1];UPPER(LEFT([.$B23];1));RIGHT([.B23];LEN([.B23])-1);[Matlab.C$1];[.$B$1];[Matlab.D$1];CHAR(13);[Matlab.E$1];[.B23];[Matlab.F$1];[.$B$1];[Matlab.$G$1];[.$B2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4];[$Matlab.B$1];UPPER(LEFT([.$B24];1));RIGHT([.B24];LEN([.B24])-1);[Matlab.C$1];[.$B$1];[Matlab.D$1];CHAR(13);[Matlab.E$1];[.B24];[Matlab.F$1];[.$B$1];[Matlab.$G$1];[.$B2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5];[$Matlab.B$1];UPPER(LEFT([.$B25];1));RIGHT([.B25];LEN([.B25])-1);[Matlab.C$1];[.$B$1];[Matlab.D$1];CHAR(13);[Matlab.E$1];[.B25];[Matlab.F$1];[.$B$1];[Matlab.$G$1];[.$B2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6];[$Matlab.B$1];UPPER(LEFT([.$B26];1));RIGHT([.B26];LEN([.B26])-1);[Matlab.C$1];[.$B$1];[Matlab.D$1];CHAR(13);[Matlab.E$1];[.B26];[Matlab.F$1];[.$B$1];[Matlab.$G$1];[.$B2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7];[$Matlab.B$1];UPPER(LEFT([.$B27];1));RIGHT([.B27];LEN([.B27])-1);[Matlab.C$1];[.$B$1];[Matlab.D$1];CHAR(13);[Matlab.E$1];[.B27];[Matlab.F$1];[.$B$1];[Matlab.$G$1];[.$B2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8];[$Matlab.B$1];UPPER(LEFT([.$B28];1));RIGHT([.B28];LEN([.B28])-1);[Matlab.C$1];[.$B$1];[Matlab.D$1];CHAR(13);[Matlab.E$1];[.B28];[Matlab.F$1];[.$B$1];[Matlab.$G$1];[.$B2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9];[$Matlab.B$1];UPPER(LEFT([.$B29];1));RIGHT([.B29];LEN([.B29])-1);[Matlab.C$1];[.$B$1];[Matlab.D$1];CHAR(13);[Matlab.E$1];[.B29];[Matlab.F$1];[.$B$1];[Matlab.$G$1];[.$B2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0];[$Matlab.B$1];UPPER(LEFT([.$B30];1));RIGHT([.B30];LEN([.B30])-1);[Matlab.C$1];[.$B$1];[Matlab.D$1];CHAR(13);[Matlab.E$1];[.B30];[Matlab.F$1];[.$B$1];[Matlab.$G$1];[.$B3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1];[$Matlab.B$1];UPPER(LEFT([.$B31];1));RIGHT([.B31];LEN([.B31])-1);[Matlab.C$1];[.$B$1];[Matlab.D$1];CHAR(13);[Matlab.E$1];[.B31];[Matlab.F$1];[.$B$1];[Matlab.$G$1];[.$B3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2];[$Matlab.B$1];UPPER(LEFT([.$B32];1));RIGHT([.B32];LEN([.B32])-1);[Matlab.C$1];[.$B$1];[Matlab.D$1];CHAR(13);[Matlab.E$1];[.B32];[Matlab.F$1];[.$B$1];[Matlab.$G$1];[.$B3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3];[$Matlab.B$1];UPPER(LEFT([.$B33];1));RIGHT([.B33];LEN([.B33])-1);[Matlab.C$1];[.$B$1];[Matlab.D$1];CHAR(13);[Matlab.E$1];[.B33];[Matlab.F$1];[.$B$1];[Matlab.$G$1];[.$B3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4];[$Matlab.B$1];UPPER(LEFT([.$B34];1));RIGHT([.B34];LEN([.B34])-1);[Matlab.C$1];[.$B$1];[Matlab.D$1];CHAR(13);[Matlab.E$1];[.B34];[Matlab.F$1];[.$B$1];[Matlab.$G$1];[.$B3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5];[$Matlab.B$1];UPPER(LEFT([.$B35];1));RIGHT([.B35];LEN([.B35])-1);[Matlab.C$1];[.$B$1];[Matlab.D$1];CHAR(13);[Matlab.E$1];[.B35];[Matlab.F$1];[.$B$1];[Matlab.$G$1];[.$B3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6];[$Matlab.B$1];UPPER(LEFT([.$B36];1));RIGHT([.B36];LEN([.B36])-1);[Matlab.C$1];[.$B$1];[Matlab.D$1];CHAR(13);[Matlab.E$1];[.B36];[Matlab.F$1];[.$B$1];[Matlab.$G$1];[.$B3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7];[$Matlab.B$1];UPPER(LEFT([.$B37];1));RIGHT([.B37];LEN([.B37])-1);[Matlab.C$1];[.$B$1];[Matlab.D$1];CHAR(13);[Matlab.E$1];[.B37];[Matlab.F$1];[.$B$1];[Matlab.$G$1];[.$B3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8];[$Matlab.B$1];UPPER(LEFT([.$B38];1));RIGHT([.B38];LEN([.B38])-1);[Matlab.C$1];[.$B$1];[Matlab.D$1];CHAR(13);[Matlab.E$1];[.B38];[Matlab.F$1];[.$B$1];[Matlab.$G$1];[.$B3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39];[$Matlab.B$1];UPPER(LEFT([.$B39];1));RIGHT([.B39];LEN([.B39])-1);[Matlab.C$1];[.$B$1];[Matlab.D$1];CHAR(13);[Matlab.E$1];[.B39];[Matlab.F$1];[.$B$1];[Matlab.$G$1];[.$B3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0];[$Matlab.B$1];UPPER(LEFT([.$B40];1));RIGHT([.B40];LEN([.B40])-1);[Matlab.C$1];[.$B$1];[Matlab.D$1];CHAR(13);[Matlab.E$1];[.B40];[Matlab.F$1];[.$B$1];[Matlab.$G$1];[.$B4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1];[$Matlab.B$1];UPPER(LEFT([.$B41];1));RIGHT([.B41];LEN([.B41])-1);[Matlab.C$1];[.$B$1];[Matlab.D$1];CHAR(13);[Matlab.E$1];[.B41];[Matlab.F$1];[.$B$1];[Matlab.$G$1];[.$B4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2];[$Matlab.B$1];UPPER(LEFT([.$B42];1));RIGHT([.B42];LEN([.B42])-1);[Matlab.C$1];[.$B$1];[Matlab.D$1];CHAR(13);[Matlab.E$1];[.B42];[Matlab.F$1];[.$B$1];[Matlab.$G$1];[.$B4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3];[$Matlab.B$1];UPPER(LEFT([.$B43];1));RIGHT([.B43];LEN([.B43])-1);[Matlab.C$1];[.$B$1];[Matlab.D$1];CHAR(13);[Matlab.E$1];[.B43];[Matlab.F$1];[.$B$1];[Matlab.$G$1];[.$B4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4];[$Matlab.B$1];UPPER(LEFT([.$B44];1));RIGHT([.B44];LEN([.B44])-1);[Matlab.C$1];[.$B$1];[Matlab.D$1];CHAR(13);[Matlab.E$1];[.B44];[Matlab.F$1];[.$B$1];[Matlab.$G$1];[.$B4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5];[$Matlab.B$1];UPPER(LEFT([.$B45];1));RIGHT([.B45];LEN([.B45])-1);[Matlab.C$1];[.$B$1];[Matlab.D$1];CHAR(13);[Matlab.E$1];[.B45];[Matlab.F$1];[.$B$1];[Matlab.$G$1];[.$B4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6];[$Matlab.B$1];UPPER(LEFT([.$B46];1));RIGHT([.B46];LEN([.B46])-1);[Matlab.C$1];[.$B$1];[Matlab.D$1];CHAR(13);[Matlab.E$1];[.B46];[Matlab.F$1];[.$B$1];[Matlab.$G$1];[.$B4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7];[$Matlab.B$1];UPPER(LEFT([.$B47];1));RIGHT([.B47];LEN([.B47])-1);[Matlab.C$1];[.$B$1];[Matlab.D$1];CHAR(13);[Matlab.E$1];[.B47];[Matlab.F$1];[.$B$1];[Matlab.$G$1];[.$B4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8];[$Matlab.B$1];UPPER(LEFT([.$B48];1));RIGHT([.B48];LEN([.B48])-1);[Matlab.C$1];[.$B$1];[Matlab.D$1];CHAR(13);[Matlab.E$1];[.B48];[Matlab.F$1];[.$B$1];[Matlab.$G$1];[.$B4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49];[$Matlab.B$1];UPPER(LEFT([.$B49];1));RIGHT([.B49];LEN([.B49])-1);[Matlab.C$1];[.$B$1];[Matlab.D$1];CHAR(13);[Matlab.E$1];[.B49];[Matlab.F$1];[.$B$1];[Matlab.$G$1];[.$B4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0];[$Matlab.B$1];UPPER(LEFT([.$B50];1));RIGHT([.B50];LEN([.B50])-1);[Matlab.C$1];[.$B$1];[Matlab.D$1];CHAR(13);[Matlab.E$1];[.B50];[Matlab.F$1];[.$B$1];[Matlab.$G$1];[.$B5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1];[$Matlab.B$1];UPPER(LEFT([.$B51];1));RIGHT([.B51];LEN([.B51])-1);[Matlab.C$1];[.$B$1];[Matlab.D$1];CHAR(13);[Matlab.E$1];[.B51];[Matlab.F$1];[.$B$1];[Matlab.$G$1];[.$B5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2];[$Matlab.B$1];UPPER(LEFT([.$B52];1));RIGHT([.B52];LEN([.B52])-1);[Matlab.C$1];[.$B$1];[Matlab.D$1];CHAR(13);[Matlab.E$1];[.B52];[Matlab.F$1];[.$B$1];[Matlab.$G$1];[.$B5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3];[$Matlab.B$1];UPPER(LEFT([.$B53];1));RIGHT([.B53];LEN([.B53])-1);[Matlab.C$1];[.$B$1];[Matlab.D$1];CHAR(13);[Matlab.E$1];[.B53];[Matlab.F$1];[.$B$1];[Matlab.$G$1];[.$B5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4];[$Matlab.B$1];UPPER(LEFT([.$B54];1));RIGHT([.B54];LEN([.B54])-1);[Matlab.C$1];[.$B$1];[Matlab.D$1];CHAR(13);[Matlab.E$1];[.B54];[Matlab.F$1];[.$B$1];[Matlab.$G$1];[.$B5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5];[$Matlab.B$1];UPPER(LEFT([.$B55];1));RIGHT([.B55];LEN([.B55])-1);[Matlab.C$1];[.$B$1];[Matlab.D$1];CHAR(13);[Matlab.E$1];[.B55];[Matlab.F$1];[.$B$1];[Matlab.$G$1];[.$B5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6];[$Matlab.B$1];UPPER(LEFT([.$B56];1));RIGHT([.B56];LEN([.B56])-1);[Matlab.C$1];[.$B$1];[Matlab.D$1];CHAR(13);[Matlab.E$1];[.B56];[Matlab.F$1];[.$B$1];[Matlab.$G$1];[.$B5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7];[$Matlab.B$1];UPPER(LEFT([.$B57];1));RIGHT([.B57];LEN([.B57])-1);[Matlab.C$1];[.$B$1];[Matlab.D$1];CHAR(13);[Matlab.E$1];[.B57];[Matlab.F$1];[.$B$1];[Matlab.$G$1];[.$B5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8];[$Matlab.B$1];UPPER(LEFT([.$B58];1));RIGHT([.B58];LEN([.B58])-1);[Matlab.C$1];[.$B$1];[Matlab.D$1];CHAR(13);[Matlab.E$1];[.B58];[Matlab.F$1];[.$B$1];[Matlab.$G$1];[.$B5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59];[$Matlab.B$1];UPPER(LEFT([.$B59];1));RIGHT([.B59];LEN([.B59])-1);[Matlab.C$1];[.$B$1];[Matlab.D$1];CHAR(13);[Matlab.E$1];[.B59];[Matlab.F$1];[.$B$1];[Matlab.$G$1];[.$B5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0];[$Matlab.B$1];UPPER(LEFT([.$B60];1));RIGHT([.B60];LEN([.B60])-1);[Matlab.C$1];[.$B$1];[Matlab.D$1];CHAR(13);[Matlab.E$1];[.B60];[Matlab.F$1];[.$B$1];[Matlab.$G$1];[.$B6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1];[$Matlab.B$1];UPPER(LEFT([.$B61];1));RIGHT([.B61];LEN([.B61])-1);[Matlab.C$1];[.$B$1];[Matlab.D$1];CHAR(13);[Matlab.E$1];[.B61];[Matlab.F$1];[.$B$1];[Matlab.$G$1];[.$B6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2];[$Matlab.B$1];UPPER(LEFT([.$B62];1));RIGHT([.B62];LEN([.B62])-1);[Matlab.C$1];[.$B$1];[Matlab.D$1];CHAR(13);[Matlab.E$1];[.B62];[Matlab.F$1];[.$B$1];[Matlab.$G$1];[.$B6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3];[$Matlab.B$1];UPPER(LEFT([.$B63];1));RIGHT([.B63];LEN([.B63])-1);[Matlab.C$1];[.$B$1];[Matlab.D$1];CHAR(13);[Matlab.E$1];[.B63];[Matlab.F$1];[.$B$1];[Matlab.$G$1];[.$B6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4];[$Matlab.B$1];UPPER(LEFT([.$B64];1));RIGHT([.B64];LEN([.B64])-1);[Matlab.C$1];[.$B$1];[Matlab.D$1];CHAR(13);[Matlab.E$1];[.B64];[Matlab.F$1];[.$B$1];[Matlab.$G$1];[.$B6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5];[$Matlab.B$1];UPPER(LEFT([.$B65];1));RIGHT([.B65];LEN([.B65])-1);[Matlab.C$1];[.$B$1];[Matlab.D$1];CHAR(13);[Matlab.E$1];[.B65];[Matlab.F$1];[.$B$1];[Matlab.$G$1];[.$B6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6];[$Matlab.B$1];UPPER(LEFT([.$B66];1));RIGHT([.B66];LEN([.B66])-1);[Matlab.C$1];[.$B$1];[Matlab.D$1];CHAR(13);[Matlab.E$1];[.B66];[Matlab.F$1];[.$B$1];[Matlab.$G$1];[.$B6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7];[$Matlab.B$1];UPPER(LEFT([.$B67];1));RIGHT([.B67];LEN([.B67])-1);[Matlab.C$1];[.$B$1];[Matlab.D$1];CHAR(13);[Matlab.E$1];[.B67];[Matlab.F$1];[.$B$1];[Matlab.$G$1];[.$B6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8];[$Matlab.B$1];UPPER(LEFT([.$B68];1));RIGHT([.B68];LEN([.B68])-1);[Matlab.C$1];[.$B$1];[Matlab.D$1];CHAR(13);[Matlab.E$1];[.B68];[Matlab.F$1];[.$B$1];[Matlab.$G$1];[.$B6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69];[$Matlab.B$1];UPPER(LEFT([.$B69];1));RIGHT([.B69];LEN([.B69])-1);[Matlab.C$1];[.$B$1];[Matlab.D$1];CHAR(13);[Matlab.E$1];[.B69];[Matlab.F$1];[.$B$1];[Matlab.$G$1];[.$B6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0];[$Matlab.B$1];UPPER(LEFT([.$B70];1));RIGHT([.B70];LEN([.B70])-1);[Matlab.C$1];[.$B$1];[Matlab.D$1];CHAR(13);[Matlab.E$1];[.B70];[Matlab.F$1];[.$B$1];[Matlab.$G$1];[.$B7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1];[$Matlab.B$1];UPPER(LEFT([.$B71];1));RIGHT([.B71];LEN([.B71])-1);[Matlab.C$1];[.$B$1];[Matlab.D$1];CHAR(13);[Matlab.E$1];[.B71];[Matlab.F$1];[.$B$1];[Matlab.$G$1];[.$B7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2];[$Matlab.B$1];UPPER(LEFT([.$B72];1));RIGHT([.B72];LEN([.B72])-1);[Matlab.C$1];[.$B$1];[Matlab.D$1];CHAR(13);[Matlab.E$1];[.B72];[Matlab.F$1];[.$B$1];[Matlab.$G$1];[.$B7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3];[$Matlab.B$1];UPPER(LEFT([.$B73];1));RIGHT([.B73];LEN([.B73])-1);[Matlab.C$1];[.$B$1];[Matlab.D$1];CHAR(13);[Matlab.E$1];[.B73];[Matlab.F$1];[.$B$1];[Matlab.$G$1];[.$B7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4];[$Matlab.B$1];UPPER(LEFT([.$B74];1));RIGHT([.B74];LEN([.B74])-1);[Matlab.C$1];[.$B$1];[Matlab.D$1];CHAR(13);[Matlab.E$1];[.B74];[Matlab.F$1];[.$B$1];[Matlab.$G$1];[.$B7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5];[$Matlab.B$1];UPPER(LEFT([.$B75];1));RIGHT([.B75];LEN([.B75])-1);[Matlab.C$1];[.$B$1];[Matlab.D$1];CHAR(13);[Matlab.E$1];[.B75];[Matlab.F$1];[.$B$1];[Matlab.$G$1];[.$B7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6];[$Matlab.B$1];UPPER(LEFT([.$B76];1));RIGHT([.B76];LEN([.B76])-1);[Matlab.C$1];[.$B$1];[Matlab.D$1];CHAR(13);[Matlab.E$1];[.B76];[Matlab.F$1];[.$B$1];[Matlab.$G$1];[.$B7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7];[$Matlab.B$1];UPPER(LEFT([.$B77];1));RIGHT([.B77];LEN([.B77])-1);[Matlab.C$1];[.$B$1];[Matlab.D$1];CHAR(13);[Matlab.E$1];[.B77];[Matlab.F$1];[.$B$1];[Matlab.$G$1];[.$B7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8];[$Matlab.B$1];UPPER(LEFT([.$B78];1));RIGHT([.B78];LEN([.B78])-1);[Matlab.C$1];[.$B$1];[Matlab.D$1];CHAR(13);[Matlab.E$1];[.B78];[Matlab.F$1];[.$B$1];[Matlab.$G$1];[.$B7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79];[$Matlab.B$1];UPPER(LEFT([.$B79];1));RIGHT([.B79];LEN([.B79])-1);[Matlab.C$1];[.$B$1];[Matlab.D$1];CHAR(13);[Matlab.E$1];[.B79];[Matlab.F$1];[.$B$1];[Matlab.$G$1];[.$B7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0];[$Matlab.B$1];UPPER(LEFT([.$B80];1));RIGHT([.B80];LEN([.B80])-1);[Matlab.C$1];[.$B$1];[Matlab.D$1];CHAR(13);[Matlab.E$1];[.B80];[Matlab.F$1];[.$B$1];[Matlab.$G$1];[.$B8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1];[$Matlab.B$1];UPPER(LEFT([.$B81];1));RIGHT([.B81];LEN([.B81])-1);[Matlab.C$1];[.$B$1];[Matlab.D$1];CHAR(13);[Matlab.E$1];[.B81];[Matlab.F$1];[.$B$1];[Matlab.$G$1];[.$B8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2];[$Matlab.B$1];UPPER(LEFT([.$B82];1));RIGHT([.B82];LEN([.B82])-1);[Matlab.C$1];[.$B$1];[Matlab.D$1];CHAR(13);[Matlab.E$1];[.B82];[Matlab.F$1];[.$B$1];[Matlab.$G$1];[.$B8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3];[$Matlab.B$1];UPPER(LEFT([.$B83];1));RIGHT([.B83];LEN([.B83])-1);[Matlab.C$1];[.$B$1];[Matlab.D$1];CHAR(13);[Matlab.E$1];[.B83];[Matlab.F$1];[.$B$1];[Matlab.$G$1];[.$B8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4];[$Matlab.B$1];UPPER(LEFT([.$B84];1));RIGHT([.B84];LEN([.B84])-1);[Matlab.C$1];[.$B$1];[Matlab.D$1];CHAR(13);[Matlab.E$1];[.B84];[Matlab.F$1];[.$B$1];[Matlab.$G$1];[.$B8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5];[$Matlab.B$1];UPPER(LEFT([.$B85];1));RIGHT([.B85];LEN([.B85])-1);[Matlab.C$1];[.$B$1];[Matlab.D$1];CHAR(13);[Matlab.E$1];[.B85];[Matlab.F$1];[.$B$1];[Matlab.$G$1];[.$B8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6];[$Matlab.B$1];UPPER(LEFT([.$B86];1));RIGHT([.B86];LEN([.B86])-1);[Matlab.C$1];[.$B$1];[Matlab.D$1];CHAR(13);[Matlab.E$1];[.B86];[Matlab.F$1];[.$B$1];[Matlab.$G$1];[.$B8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7];[$Matlab.B$1];UPPER(LEFT([.$B87];1));RIGHT([.B87];LEN([.B87])-1);[Matlab.C$1];[.$B$1];[Matlab.D$1];CHAR(13);[Matlab.E$1];[.B87];[Matlab.F$1];[.$B$1];[Matlab.$G$1];[.$B8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8];[$Matlab.B$1];UPPER(LEFT([.$B88];1));RIGHT([.B88];LEN([.B88])-1);[Matlab.C$1];[.$B$1];[Matlab.D$1];CHAR(13);[Matlab.E$1];[.B88];[Matlab.F$1];[.$B$1];[Matlab.$G$1];[.$B8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89];[$Matlab.B$1];UPPER(LEFT([.$B89];1));RIGHT([.B89];LEN([.B89])-1);[Matlab.C$1];[.$B$1];[Matlab.D$1];CHAR(13);[Matlab.E$1];[.B89];[Matlab.F$1];[.$B$1];[Matlab.$G$1];[.$B8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0];[$Matlab.B$1];UPPER(LEFT([.$B90];1));RIGHT([.B90];LEN([.B90])-1);[Matlab.C$1];[.$B$1];[Matlab.D$1];CHAR(13);[Matlab.E$1];[.B90];[Matlab.F$1];[.$B$1];[Matlab.$G$1];[.$B9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1];[$Matlab.B$1];UPPER(LEFT([.$B91];1));RIGHT([.B91];LEN([.B91])-1);[Matlab.C$1];[.$B$1];[Matlab.D$1];CHAR(13);[Matlab.E$1];[.B91];[Matlab.F$1];[.$B$1];[Matlab.$G$1];[.$B91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2];[$Matlab.B$1];UPPER(LEFT([.$B92];1));RIGHT([.B92];LEN([.B92])-1);[Matlab.C$1];[.$B$1];[Matlab.D$1];CHAR(13);[Matlab.E$1];[.B92];[Matlab.F$1];[.$B$1];[Matlab.$G$1];[.$B92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3];[$Matlab.B$1];UPPER(LEFT([.$B93];1));RIGHT([.B93];LEN([.B93])-1);[Matlab.C$1];[.$B$1];[Matlab.D$1];CHAR(13);[Matlab.E$1];[.B93];[Matlab.F$1];[.$B$1];[Matlab.$G$1];[.$B93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4];[$Matlab.B$1];UPPER(LEFT([.$B94];1));RIGHT([.B94];LEN([.B94])-1);[Matlab.C$1];[.$B$1];[Matlab.D$1];CHAR(13);[Matlab.E$1];[.B94];[Matlab.F$1];[.$B$1];[Matlab.$G$1];[.$B94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5];[$Matlab.B$1];UPPER(LEFT([.$B95];1));RIGHT([.B95];LEN([.B95])-1);[Matlab.C$1];[.$B$1];[Matlab.D$1];CHAR(13);[Matlab.E$1];[.B95];[Matlab.F$1];[.$B$1];[Matlab.$G$1];[.$B95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6];[$Matlab.B$1];UPPER(LEFT([.$B96];1));RIGHT([.B96];LEN([.B96])-1);[Matlab.C$1];[.$B$1];[Matlab.D$1];CHAR(13);[Matlab.E$1];[.B96];[Matlab.F$1];[.$B$1];[Matlab.$G$1];[.$B96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7];[$Matlab.B$1];UPPER(LEFT([.$B97];1));RIGHT([.B97];LEN([.B97])-1);[Matlab.C$1];[.$B$1];[Matlab.D$1];CHAR(13);[Matlab.E$1];[.B97];[Matlab.F$1];[.$B$1];[Matlab.$G$1];[.$B97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8];[$Matlab.B$1];UPPER(LEFT([.$B98];1));RIGHT([.B98];LEN([.B98])-1);[Matlab.C$1];[.$B$1];[Matlab.D$1];CHAR(13);[Matlab.E$1];[.B98];[Matlab.F$1];[.$B$1];[Matlab.$G$1];[.$B98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99];[$Matlab.B$1];UPPER(LEFT([.$B99];1));RIGHT([.B99];LEN([.B99])-1);[Matlab.C$1];[.$B$1];[Matlab.D$1];CHAR(13);[Matlab.E$1];[.B99];[Matlab.F$1];[.$B$1];[Matlab.$G$1];[.$B99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00];[$Matlab.B$1];UPPER(LEFT([.$B100];1));RIGHT([.B100];LEN([.B100])-1);[Matlab.C$1];[.$B$1];[Matlab.D$1];CHAR(13);[Matlab.E$1];[.B100];[Matlab.F$1];[.$B$1];[Matlab.$G$1];[.$B100];[Matlab.$H$1];CHAR(13);[Matlab.$I$1])" office:value-type="string" office:string-value="" calcext:value-type="error">
            <text:p>Err:502</text:p>
          </table:table-cell>
          <table:table-cell table:number-columns-repeated="5"/>
        </table:table-row>
      </table:table>
      <table:table table:name="Matlab" table:style-name="ta1">
        <table:table-column table:style-name="co3" table:number-columns-repeated="7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<text:s/>= ge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 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nd</text:p>
          </table:table-cell>
        </table:table-row>
      </table:table>
      <table:table table:name="Python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3" table:default-cell-style-name="ce7"/>
        <table:table-column table:style-name="co3" table:default-cell-style-name="ce8"/>
        <table:table-row table:style-name="ro3">
          <table:table-cell office:value-type="string" calcext:value-type="string">
            <text:p>function plotName = getPlotName(plotData) </text:p>
          </table:table-cell>
          <table:table-cell table:formula="of:=COM.MICROSOFT.CONCAT([.A1];CHAR(10);[.A2];CHAR(10);&quot;end&quot;)" office:value-type="string" office:string-value="function plotName = getPlotName(plotData) &#10;plotName = obj.plotName; &#10;end" calcext:value-type="string">
            <text:p>function plotName = getPlotName(plotData) </text:p>
            <text:p>plotName = obj.plotName; </text:p>
            <text:p>end</text:p>
          </table:table-cell>
        </table:table-row>
        <table:table-row table:style-name="ro4">
          <table:table-cell office:value-type="string" calcext:value-type="string">
            <text:p>plotName = obj.plotName;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21:48:21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7T11:56:48.328000000</meta:creation-date>
    <dc:date>2019-12-07T21:55:06.460000000</dc:date>
    <meta:editing-duration>PT1H9M9S</meta:editing-duration>
    <meta:editing-cycles>17</meta:editing-cycles>
    <meta:generator>LibreOffice/6.3.2.2$Windows_X86_64 LibreOffice_project/98b30e735bda24bc04ab42594c85f7fd8be07b9c</meta:generator>
    <meta:document-statistic meta:table-count="4" meta:cell-count="138" meta:object-count="0"/>
  </office:meta>
</office:document-meta>
</file>